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102cm" svg:stroke-color="#800000" draw:marker-start="Dimension_20_Lines" draw:marker-start-width="0.559cm" draw:marker-end="Dimension_20_Lines" draw:marker-end-width="0.559cm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gr3" style:family="graphic" style:parent-style-name="standard">
      <style:graphic-properties svg:stroke-width="0.102cm" svg:stroke-color="#800080" draw:marker-start="Dimension_20_Lines" draw:marker-start-width="0.559cm" draw:marker-end="Dimension_20_Lines" draw:marker-end-width="0.559cm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gr4" style:family="graphic" style:parent-style-name="standard">
      <style:graphic-properties draw:stroke="dash" draw:stroke-dash="Dash_20_2" svg:stroke-width="0.102cm" draw:marker-start-width="0.457cm" draw:marker-end-width="0.457cm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gr5" style:family="graphic" style:parent-style-name="standard">
      <style:graphic-properties svg:stroke-width="0.102cm" svg:stroke-color="#80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80008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Dashed_20__28_var_29_" svg:stroke-width="0.051cm" svg:stroke-color="#808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Dash_20_2" svg:stroke-width="0.051cm" svg:stroke-color="#008080" draw:marker-start-width="0.381cm" draw:marker-end-width="0.381cm" draw:textarea-horizontal-align="center" draw:textarea-vertical-align="middle" fo:padding-top="0.151cm" fo:padding-bottom="0.151cm" fo:padding-left="0.276cm" fo:padding-right="0.276cm" draw:shadow-offset-x="0.305cm" draw:shadow-offset-y="0.305cm"/>
    </style:style>
    <style:style style:name="gr10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draw:stroke-dash="Line_20_with_20_Fine_20_Dots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78cm" svg:height="6.35cm" svg:x="1.635cm" svg:y="1.635cm">
          <text:p/>
        </draw:rect>
        <draw:line draw:style-name="gr1" draw:text-style-name="P1" draw:layer="layout" svg:x1="1.635cm" svg:y1="7.985cm" svg:x2="10.525cm" svg:y2="21.955cm">
          <text:p/>
        </draw:line>
        <draw:line draw:style-name="gr1" draw:text-style-name="P1" draw:layer="layout" svg:x1="19.415cm" svg:y1="7.985cm" svg:x2="10.525cm" svg:y2="21.955cm">
          <text:p/>
        </draw:line>
        <draw:line draw:style-name="gr2" draw:text-style-name="P1" draw:layer="layout" svg:x1="12.33cm" svg:y1="7.985cm" svg:x2="14.87cm" svg:y2="7.985cm">
          <text:p/>
        </draw:line>
        <draw:line draw:style-name="gr3" draw:text-style-name="P1" draw:layer="layout" svg:x1="12.43cm" svg:y1="3.985cm" svg:x2="14.97cm" svg:y2="3.985cm">
          <text:p/>
        </draw:line>
        <draw:line draw:style-name="gr4" draw:text-style-name="P1" draw:layer="layout" svg:x1="10.525cm" svg:y1="21.955cm" svg:x2="16.875cm" svg:y2="1.635cm">
          <text:p/>
        </draw:line>
        <draw:line draw:style-name="gr4" draw:text-style-name="P1" draw:layer="layout" svg:x1="10.525cm" svg:y1="21.955cm" svg:x2="13.065cm" svg:y2="1.635cm">
          <text:p/>
        </draw:line>
        <draw:rect draw:style-name="gr1" draw:text-style-name="P1" draw:layer="layout" svg:width="17.78cm" svg:height="6.35cm" svg:x="21.335cm" svg:y="1.635cm">
          <text:p/>
        </draw:rect>
        <draw:rect draw:style-name="gr5" draw:text-style-name="P1" draw:layer="layout" svg:width="2.54cm" svg:height="3.175cm" svg:x="32.67cm" svg:y="4.725cm">
          <text:p/>
        </draw:rect>
        <draw:rect draw:style-name="gr6" draw:text-style-name="P1" draw:layer="layout" svg:width="1.965cm" svg:height="2.456cm" svg:x="32.945cm" svg:y="5.445cm">
          <text:p/>
        </draw:rect>
        <draw:frame draw:style-name="gr7" draw:layer="layout" svg:width="3.114cm" svg:height="0.962cm" svg:x="27.035cm" svg:y="2.905cm">
          <draw:text-box>
            <text:p>FRONTE</text:p>
          </draw:text-box>
        </draw:frame>
        <draw:frame draw:style-name="gr7" draw:layer="layout" svg:width="2.102cm" svg:height="0.962cm" svg:x="4.175cm" svg:y="2.905cm">
          <draw:text-box>
            <text:p>ALTO</text:p>
          </draw:text-box>
        </draw:frame>
        <draw:frame draw:style-name="gr7" draw:layer="layout" svg:width="21.838cm" svg:height="4.517cm" svg:x="17.262cm" svg:y="14.263cm">
          <draw:text-box>
            <text:p>ANALISI PROSPETTIVE IN PROIEZIONE</text:p>
            <text:p/>
            <text:p>ABBIAMO UNA DISTOSIONE DELLA PROIEZIONE </text:p>
            <text:p>DOVENDO CREARE UNA PROFONDITA DI CAMPO DELLA PROIEZIONE</text:p>
            <text:p>SERVONO CALCOLI TRIGONOMETRICI PER CALCOLARE </text:p>
            <text:p>LO SFASAMENTO DA ATTUARE AGLI OGGETTI PROIETTATI</text:p>
          </draw:text-box>
        </draw:frame>
        <draw:line draw:style-name="gr8" draw:text-style-name="P1" draw:layer="layout" svg:x1="10.525cm" svg:y1="1.635cm" svg:x2="10.525cm" svg:y2="21.955cm">
          <text:p/>
        </draw:line>
        <draw:line draw:style-name="gr8" draw:text-style-name="P1" draw:layer="layout" svg:x1="19.415cm" svg:y1="4.81cm" svg:x2="1.635cm" svg:y2="4.81cm">
          <text:p/>
        </draw:line>
      </draw:page>
      <draw:page draw:name="page2" draw:style-name="dp1" draw:master-page-name="Default">
        <draw:rect draw:style-name="gr1" draw:text-style-name="P1" draw:layer="layout" svg:width="17.78cm" svg:height="6.35cm" svg:x="1.635cm" svg:y="1.635cm">
          <text:p/>
        </draw:rect>
        <draw:line draw:style-name="gr1" draw:text-style-name="P1" draw:layer="layout" svg:x1="1.635cm" svg:y1="7.985cm" svg:x2="10.525cm" svg:y2="21.955cm">
          <text:p/>
        </draw:line>
        <draw:line draw:style-name="gr1" draw:text-style-name="P1" draw:layer="layout" svg:x1="19.415cm" svg:y1="7.985cm" svg:x2="10.525cm" svg:y2="21.955cm">
          <text:p/>
        </draw:line>
        <draw:line draw:style-name="gr2" draw:text-style-name="P1" draw:layer="layout" svg:x1="9.255cm" svg:y1="7.985cm" svg:x2="11.795cm" svg:y2="7.985cm">
          <text:p/>
        </draw:line>
        <draw:line draw:style-name="gr3" draw:text-style-name="P1" draw:layer="layout" svg:x1="9.255cm" svg:y1="4.175cm" svg:x2="11.795cm" svg:y2="4.175cm">
          <text:p/>
        </draw:line>
        <draw:line draw:style-name="gr4" draw:text-style-name="P1" draw:layer="layout" svg:x1="10.525cm" svg:y1="21.955cm" svg:x2="12.43cm" svg:y2="1.635cm">
          <text:p/>
        </draw:line>
        <draw:line draw:style-name="gr4" draw:text-style-name="P1" draw:layer="layout" svg:x1="10.525cm" svg:y1="21.955cm" svg:x2="8.62cm" svg:y2="1.635cm">
          <text:p/>
        </draw:line>
        <draw:frame draw:style-name="gr7" draw:layer="layout" svg:width="2.102cm" svg:height="0.962cm" svg:x="4.175cm" svg:y="2.905cm">
          <draw:text-box>
            <text:p>ALTO</text:p>
          </draw:text-box>
        </draw:frame>
        <draw:line draw:style-name="gr8" draw:text-style-name="P1" draw:layer="layout" svg:x1="10.525cm" svg:y1="1.635cm" svg:x2="10.525cm" svg:y2="21.955cm">
          <text:p/>
        </draw:line>
        <draw:line draw:style-name="gr8" draw:text-style-name="P1" draw:layer="layout" svg:x1="19.415cm" svg:y1="4.81cm" svg:x2="1.635cm" svg:y2="4.81cm">
          <text:p/>
        </draw:line>
        <draw:line draw:style-name="gr9" draw:text-style-name="P1" draw:layer="layout" svg:x1="10.526cm" svg:y1="21.955cm" svg:x2="11.795cm" svg:y2="1.635cm">
          <text:p/>
        </draw:line>
        <draw:line draw:style-name="gr9" draw:text-style-name="P1" draw:layer="layout" svg:x1="10.526cm" svg:y1="21.955cm" svg:x2="9.255cm" svg:y2="1.635cm">
          <text:p/>
        </draw:line>
        <draw:frame draw:style-name="gr10" draw:layer="layout" svg:width="25.547cm" svg:height="4.517cm" svg:x="16.093cm" svg:y="15.605cm">
          <draw:text-box>
            <text:p>ANALIZZANDO LE DISTORSIONI AVREMO UNA DISTORSIONE VARIABILE</text:p>
            <text:p><text:s/>CHE PARTENDO DAL CENTRO CAMBIERà SIA A DESTRA CHE A SINISTRA IN BASE</text:p>
            <text:p>ALLA Z DEGLI OGGETTI RIPRESI E IN BASE ALLA LORO X IL FRUTTO </text:p>
            <text:p>DI QUESTE DUE INFORMAZIONI PERMETTE DI OTTENERE LA DISTORSIONE </text:p>
            <text:p>NECESSARIA PER OGNI BLOB</text:p>
            <text:p/>
          </draw:text-box>
        </draw:frame>
      </draw:page>
      <draw:page draw:name="page3" draw:style-name="dp1" draw:master-page-name="Default">
        <draw:frame draw:style-name="gr10" draw:layer="layout" svg:width="15.048cm" svg:height="0.962cm" svg:x="4.175cm" svg:y="4.073cm">
          <draw:text-box>
            <text:p>PROFONDITA DI CAMPO IN PROIEZIONE--TODO</text:p>
          </draw:text-box>
        </draw:frame>
      </draw:page>
      <draw:page draw:name="page4" draw:style-name="dp1" draw:master-page-name="Default">
        <draw:frame draw:style-name="gr10" draw:layer="layout" svg:width="14.65cm" svg:height="0.962cm" svg:x="1.59cm" svg:y="1.635cm">
          <draw:text-box>
            <text:p>MEMORIA BLOBS / NORMALIZZAZIONE BLOBS</text:p>
          </draw:text-box>
        </draw:frame>
        <draw:frame draw:style-name="gr10" draw:layer="layout" svg:width="32.637cm" svg:height="5.939cm" svg:x="3.54cm" svg:y="2.905cm">
          <draw:text-box>
            <text:p>Il fattore memoria è molto importante nel progetto in quanto ci permette di sopperire al jittering creato da opencv,</text:p>
            <text:p>E ci permette anche di creare effetti in base alla mancanza o meno di un oggetto,</text:p>
            <text:p>Alla sparizione etc..</text:p>
            <text:p/>
            <text:p>L'idea da cui siamo partiti a pensare questa gestione è che vi sia un intero definito </text:p>
            <text:p>Questo intero rappresenta il <text:s/>numero di frame ogni quanto deve avvenire il render dell'oggetto in sovraimpressione</text:p>
            <text:p/>
            <text:p/>
          </draw:text-box>
        </draw:frame>
        <draw:rect draw:style-name="gr11" draw:text-style-name="P1" draw:layer="layout" svg:width="8.89cm" svg:height="1.905cm" svg:x="4.175cm" svg:y="10.525cm">
          <text:p text:style-name="P1">CONTOUR FINDER</text:p>
        </draw:rect>
        <draw:line draw:style-name="gr12" draw:text-style-name="P1" draw:layer="layout" svg:x1="8.62cm" svg:y1="12.43cm" svg:x2="8.62cm" svg:y2="13.7cm">
          <text:p/>
        </draw:line>
        <draw:rect draw:style-name="gr11" draw:text-style-name="P1" draw:layer="layout" svg:width="8.89cm" svg:height="1.905cm" svg:x="4.175cm" svg:y="13.7cm">
          <text:p text:style-name="P1">Ofxblob</text:p>
        </draw:rect>
        <draw:rect draw:style-name="gr11" draw:text-style-name="P1" draw:layer="layout" svg:width="8.89cm" svg:height="1.905cm" svg:x="4.175cm" svg:y="16.827cm">
          <text:p text:style-name="P1">ANALISI</text:p>
        </draw:rect>
        <draw:line draw:style-name="gr12" draw:text-style-name="P1" draw:layer="layout" svg:x1="8.62cm" svg:y1="15.605cm" svg:x2="8.62cm" svg:y2="16.875cm">
          <text:p/>
        </draw:line>
        <draw:rect draw:style-name="gr11" draw:text-style-name="P1" draw:layer="layout" svg:width="8.89cm" svg:height="1.905cm" svg:x="4.175cm" svg:y="19.828cm">
          <text:p text:style-name="P1">SONOS blob</text:p>
        </draw:rect>
        <draw:rect draw:style-name="gr11" draw:text-style-name="P1" draw:layer="layout" svg:width="8.89cm" svg:height="1.905cm" svg:x="4.175cm" svg:y="22.89cm">
          <text:p text:style-name="P1">DRAWING</text:p>
        </draw:rect>
        <draw:line draw:style-name="gr12" draw:text-style-name="P1" draw:layer="layout" svg:x1="13.065cm" svg:y1="17.35cm" svg:x2="14.62cm" svg:y2="16.715cm">
          <text:p/>
        </draw:line>
        <draw:line draw:style-name="gr12" draw:text-style-name="P1" draw:layer="layout" svg:x1="13.065cm" svg:y1="17.985cm" svg:x2="14.97cm" svg:y2="17.985cm">
          <text:p/>
        </draw:line>
        <draw:frame draw:style-name="gr7" draw:layer="layout" svg:width="4.253cm" svg:height="0.962cm" svg:x="14.77cm" svg:y="15.98cm">
          <draw:text-box>
            <text:p>Trova Marker</text:p>
          </draw:text-box>
        </draw:frame>
        <draw:frame draw:style-name="gr7" draw:layer="layout" svg:width="2.868cm" svg:height="0.962cm" svg:x="14.97cm" svg:y="17.35cm">
          <draw:text-box>
            <text:p>Registra</text:p>
          </draw:text-box>
        </draw:frame>
        <draw:frame draw:style-name="gr7" draw:layer="layout" svg:width="4.773cm" svg:height="0.962cm" svg:x="14.97cm" svg:y="18.25cm">
          <draw:text-box>
            <text:p>Connette con z</text:p>
          </draw:text-box>
        </draw:frame>
        <draw:line draw:style-name="gr12" draw:text-style-name="P1" draw:layer="layout" svg:x1="13.066cm" svg:y1="18.385cm" svg:x2="14.97cm" svg:y2="18.62cm">
          <text:p/>
        </draw:line>
        <draw:line draw:style-name="gr12" draw:text-style-name="P1" draw:layer="layout" svg:x1="8.62cm" svg:y1="18.705cm" svg:x2="8.62cm" svg:y2="19.975cm">
          <text:p/>
        </draw:line>
        <draw:line draw:style-name="gr12" draw:text-style-name="P1" draw:layer="layout" svg:x1="8.62cm" svg:y1="21.705cm" svg:x2="8.62cm" svg:y2="22.975cm">
          <text:p/>
        </draw:line>
        <draw:frame draw:style-name="gr13" draw:layer="layout" svg:width="7.119cm" svg:height="5.228cm" svg:x="24.996cm" svg:y="10.377cm">
          <draw:text-box>
            <text:p>Int = 0 -&gt;8</text:p>
            <text:p/>
            <text:p>If blob presente int++</text:p>
            <text:p/>
            <text:p>If int = 8 <text:s/>--&gt; bool = true</text:p>
            <text:p/>
            <text:p>If bool = true --&gt; draw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2" draw:display-name="Dash 2" draw:style="rect" draw:dots1="1" draw:dots1-length="197%" draw:distance="149%"/>
    <draw:stroke-dash draw:name="Dashed_20__28_var_29_" draw:display-name="Dashed (var)" draw:style="rect" draw:dots1="1" draw:dots1-length="197%" draw:distance="127%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10T17:38:18</meta:creation-date>
    <dc:date>2011-03-10T18:31:51</dc:date>
    <meta:editing-duration>PT20M18S</meta:editing-duration>
    <meta:editing-cycles>2</meta:editing-cycles>
    <meta:generator>LibreOffice/3.3$Unix OpenOffice.org_project/330m12$Build-1</meta:generator>
    <meta:document-statistic meta:object-count="47"/>
  </office:meta>
</office:document-meta>
</file>